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  <style:text-properties style:text-line-through-style="non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style:text-line-through-style="none" style:font-name="Times New Roman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style:text-line-through-style="none" style:font-name="Times New Roman" fo:font-size="13pt" fo:language="fr" fo:country="FR" style:text-underline-style="solid" style:text-underline-width="auto" style:text-underline-color="font-color" fo:background-color="transparent" style:font-size-asian="13pt" style:language-asian="zxx" style:country-asian="none" style:font-size-complex="13pt" style:language-complex="zxx" style:country-complex="non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text-line-through-style="none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3pt" fo:language="fr" fo:country="FR" style:text-underline-style="solid" style:text-underline-width="auto" style:text-underline-color="font-color" fo:background-color="transparent" style:font-size-asian="13pt" style:language-asian="zxx" style:country-asian="none" style:font-size-complex="13pt" style:language-complex="zxx" style:country-complex="none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3pt" fo:language="fr" fo:country="FR" fo:background-color="#99ff33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#ff950e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fo:font-weight="normal" fo:background-color="#ffcc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style:text-underline-style="solid" style:text-underline-width="auto" style:text-underline-color="font-color" fo:background-color="transparent" style:font-size-asian="13pt" style:language-asian="zxx" style:country-asian="none" style:font-size-complex="13pt" style:language-complex="zxx" style:country-complex="none"/>
    </style:style>
    <style:style style:name="P2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#99ff33" style:font-size-asian="13pt" style:language-asian="zxx" style:country-asian="none" style:font-size-complex="13pt" style:language-complex="zxx" style:country-complex="none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2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#83caff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#ff8080" style:font-size-asian="13pt" style:language-asian="zxx" style:country-asian="none" style:font-size-complex="13pt" style:language-complex="zxx" style:country-complex="none"/>
    </style:style>
    <style:style style:name="P24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#ffcc00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style:text-underline-style="none" fo:background-color="transparent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ff950e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34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weight="normal" fo:background-color="transparent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5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background-color="#99ff33" style:font-size-asian="13pt" style:language-asian="zxx" style:country-asian="none" style:font-size-complex="13pt" style:language-complex="zxx" style:country-complex="none"/>
    </style:style>
    <style:style style:name="P3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style:text-underline-style="solid" style:text-underline-width="auto" style:text-underline-color="font-color" fo:background-color="transparent" style:font-size-asian="13pt" style:language-asian="zxx" style:country-asian="none" style:font-size-complex="13pt" style:language-complex="zxx" style:country-complex="none"/>
    </style:style>
    <style:style style:name="P37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style:text-underline-style="none" fo:background-color="transparent" style:font-size-asian="13pt" style:language-asian="zxx" style:country-asian="none" style:font-size-complex="13pt" style:language-complex="zxx" style:country-complex="none"/>
    </style:style>
    <style:style style:name="P3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solid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solid" style:font-name="Times New Roman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40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fo:background-color="transparent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#99ff33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fo:color="#000000" style:text-line-through-style="none" style:font-name="Times New Roman1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style:font-name="Times New Roman1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46" style:family="paragraph" style:parent-style-name="Standard">
      <style:paragraph-properties>
        <style:tab-stops>
          <style:tab-stop style:position="0cm"/>
        </style:tab-stops>
      </style:paragraph-properties>
      <style:text-properties fo:background-color="transparent"/>
    </style:style>
    <style:style style:name="P47" style:family="paragraph" style:parent-style-name="Standard">
      <style:text-properties fo:background-color="#ffcc00"/>
    </style:style>
    <style:style style:name="P48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51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solid" style:text-underline-width="auto" style:text-underline-color="font-color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style:use-window-font-color="true" style:text-line-through-style="none" fo:font-style="normal" style:text-underline-style="none" fo:font-weight="normal" fo:background-color="#ffff00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use-window-font-color="true" style:text-line-through-style="none" fo:font-style="normal" style:text-underline-style="none" fo:font-weight="normal" fo:background-color="#99ff33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use-window-font-color="true" style:text-line-through-style="none" fo:font-style="normal" style:text-underline-style="none" fo:font-weight="normal" fo:background-color="#ff950e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use-window-font-color="true" style:text-line-through-style="none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style:use-window-font-color="true" style:text-line-through-style="none" fo:font-style="normal" style:text-underline-style="solid" style:text-underline-width="auto" style:text-underline-color="font-color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style:use-window-font-color="true" style:text-line-through-style="none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4" style:family="text">
      <style:text-properties style:use-window-font-color="true" style:text-line-through-style="none" style:font-name="Times New Roman" fo:font-size="13pt" fo:font-style="normal" style:text-underline-style="none" fo:font-weight="normal" fo:background-color="#ff808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5" style:family="text">
      <style:text-properties style:use-window-font-color="true" style:text-line-through-style="none" style:font-name="Times New Roman" fo:font-size="13pt" fo:font-style="normal" style:text-underline-style="none" fo:font-weight="normal" fo:background-color="#99ff33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6" style:family="text">
      <style:text-properties style:use-window-font-color="true" style:text-line-through-style="none" style:font-name="Times New Roman" fo:font-size="13pt" fo:font-style="normal" style:text-underline-style="none" fo:font-weight="normal" fo:background-color="#ffcc0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7" style:family="text">
      <style:text-properties style:use-window-font-color="true" style:text-line-through-style="none" style:font-name="Times New Roman" fo:font-style="normal" style:text-underline-style="none" fo:font-weight="normal" fo:background-color="#99ff33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style:use-window-font-color="true" style:text-line-through-style="none" fo:font-size="13pt" fo:font-style="normal" style:text-underline-style="none" fo:font-weight="normal" fo:background-color="transparent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9" style:family="text">
      <style:text-properties style:use-window-font-color="true" style:text-line-through-style="none" fo:font-size="13pt" fo:font-style="normal" style:text-underline-style="none" fo:font-weight="normal" fo:background-color="#ff950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20" style:family="text">
      <style:text-properties style:use-window-font-color="true" style:text-line-through-style="none" style:text-underline-style="none" fo:background-color="#99ff33" style:font-name-asian="Times New Roman1" style:font-name-complex="Times New Roman1"/>
    </style:style>
    <style:style style:name="T21" style:family="text">
      <style:text-properties style:use-window-font-color="true" style:text-line-through-style="none" style:text-underline-style="none" fo:background-color="#ffcc00" style:font-name-asian="Times New Roman1" style:font-name-complex="Times New Roman1"/>
    </style:style>
    <style:style style:name="T22" style:family="text">
      <style:text-properties style:use-window-font-color="true" style:text-underline-style="solid" style:text-underline-width="auto" style:text-underline-color="font-color" style:font-name-asian="Times New Roman1" style:font-name-complex="Times New Roman1"/>
    </style:style>
    <style:style style:name="T23" style:family="text">
      <style:text-properties style:use-window-font-color="true" fo:background-color="#99ff33"/>
    </style:style>
    <style:style style:name="T24" style:family="text">
      <style:text-properties style:use-window-font-color="true" fo:background-color="#99ff33" style:font-name-asian="Times New Roman1" style:font-name-complex="Times New Roman1"/>
    </style:style>
    <style:style style:name="T25" style:family="text">
      <style:text-properties style:use-window-font-color="true" fo:font-size="13pt" style:font-name-asian="Times New Roman1" style:font-size-asian="13pt" style:font-name-complex="Times New Roman1" style:font-size-complex="13pt"/>
    </style:style>
    <style:style style:name="T26" style:family="text">
      <style:text-properties style:use-window-font-color="true" fo:font-size="13pt" fo:font-style="normal" style:text-underline-style="none" fo:font-weight="normal" fo:background-color="transparent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27" style:family="text">
      <style:text-properties style:use-window-font-color="true" fo:font-size="13pt" fo:font-style="normal" style:text-underline-style="none" fo:font-weight="normal" fo:background-color="#ff950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28" style:family="text">
      <style:text-properties style:use-window-font-color="true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style:use-window-font-color="true" style:font-name-asian="Times New Roman1" style:font-name-complex="Times New Roman1"/>
    </style:style>
    <style:style style:name="T30" style:family="text">
      <style:text-properties style:use-window-font-color="tru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style:use-window-font-color="true" fo:font-style="normal" style:text-underline-style="none" fo:font-weight="normal" fo:background-color="#99ff33" style:font-name-asian="Times New Roman1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style:use-window-font-color="true" fo:font-style="normal" style:text-underline-style="none" fo:font-weight="normal" fo:background-color="#ff950e" style:font-name-asian="Times New Roman1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style:use-window-font-color="true" fo:font-weight="normal" style:font-weight-asian="normal" style:font-weight-complex="normal"/>
    </style:style>
    <style:style style:name="T35" style:family="text">
      <style:text-properties style:use-window-font-color="true" style:font-name="Times New Roman"/>
    </style:style>
    <style:style style:name="T36" style:family="text">
      <style:text-properties style:use-window-font-color="tru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7" style:family="text">
      <style:text-properties style:use-window-font-color="true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38" style:family="text">
      <style:text-properties style:use-window-font-color="true" style:font-name="Times New Roman" fo:font-size="13pt" fo:language="fr" fo:country="FR" style:font-size-asian="13pt" style:language-asian="zxx" style:country-asian="none" style:font-size-complex="13pt" style:language-complex="zxx" style:country-complex="none"/>
    </style:style>
    <style:style style:name="T39" style:family="text">
      <style:text-properties style:use-window-font-color="true" style:font-name="Times New Roman" fo:background-color="#83caff"/>
    </style:style>
    <style:style style:name="T40" style:family="text">
      <style:text-properties style:use-window-font-color="true" style:font-name="Times New Roman" fo:background-color="#99ff33"/>
    </style:style>
    <style:style style:name="T41" style:family="text">
      <style:text-properties style:use-window-font-color="true" style:text-underline-style="none" fo:background-color="#99ff33"/>
    </style:style>
    <style:style style:name="T42" style:family="text">
      <style:text-properties style:use-window-font-color="true" style:text-underline-style="none" fo:background-color="#99ff33" style:font-name-asian="Times New Roman1" style:font-name-complex="Times New Roman1"/>
    </style:style>
    <style:style style:name="T43" style:family="text">
      <style:text-properties style:use-window-font-color="true" style:text-underline-style="none" fo:background-color="#ff950e" style:font-name-asian="Times New Roman1" style:font-name-complex="Times New Roman1"/>
    </style:style>
    <style:style style:name="T44" style:family="text">
      <style:text-properties style:use-window-font-color="true" style:text-underline-style="none" style:font-name-asian="Times New Roman1" style:font-name-complex="Times New Roman1"/>
    </style:style>
    <style:style style:name="T45" style:family="text">
      <style:text-properties style:use-window-font-color="true" fo:background-color="#ffff00"/>
    </style:style>
    <style:style style:name="T46" style:family="text">
      <style:text-properties style:use-window-font-color="true" fo:background-color="transparent"/>
    </style:style>
    <style:style style:name="T47" style:family="text">
      <style:text-properties style:use-window-font-color="true" fo:font-weight="bold" style:font-name-asian="Times New Roman1" style:font-weight-asian="bold" style:font-name-complex="Times New Roman1" style:font-weight-complex="bold"/>
    </style:style>
    <style:style style:name="T48" style:family="text">
      <style:text-properties style:use-window-font-color="true" style:text-line-through-style="solid" style:font-name="Times New Roman" fo:font-size="13pt" fo:font-style="normal" style:text-underline-style="none" fo:font-weight="normal" fo:background-color="#ff808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49" style:family="text">
      <style:text-properties style:text-line-through-style="none"/>
    </style:style>
    <style:style style:name="T50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style:text-line-through-style="none" fo:font-style="normal" style:text-underline-style="none" fo:font-weight="normal" fo:background-color="#ff950e" style:font-style-asian="normal" style:font-weight-asian="normal" style:font-style-complex="normal" style:font-weight-complex="normal"/>
    </style:style>
    <style:style style:name="T52" style:family="text">
      <style:text-properties style:text-line-through-style="none" fo:font-style="normal" style:text-underline-style="none" fo:font-weight="normal" fo:background-color="#ff950e" style:font-name-asian="Times New Roman1" style:font-style-asian="normal" style:font-weight-asian="normal" style:font-name-complex="Times New Roman1" style:font-style-complex="normal" style:font-weight-complex="normal"/>
    </style:style>
    <style:style style:name="T53" style:family="text">
      <style:text-properties style:text-line-through-style="none" fo:font-style="normal" style:text-underline-style="none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54" style:family="text">
      <style:text-properties style:text-line-through-styl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5" style:family="text">
      <style:text-properties style:text-line-through-style="none" fo:font-style="normal" fo:font-weight="normal" fo:background-color="#99ff33" style:font-name-asian="Times New Roman1" style:font-style-asian="normal" style:font-weight-asian="normal" style:font-name-complex="Times New Roman1" style:font-style-complex="normal" style:font-weight-complex="normal"/>
    </style:style>
    <style:style style:name="T56" style:family="text">
      <style:text-properties style:text-line-through-style="non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7" style:family="text">
      <style:text-properties style:text-line-through-style="none" fo:background-color="#99ff33" style:font-name-asian="Times New Roman1" style:font-name-complex="Times New Roman1"/>
    </style:style>
    <style:style style:name="T58" style:family="text">
      <style:text-properties style:text-line-through-style="none" style:text-underline-style="none" style:font-name-asian="Times New Roman1" style:font-name-complex="Times New Roman1"/>
    </style:style>
    <style:style style:name="T59" style:family="text">
      <style:text-properties style:text-line-through-style="none" style:font-name-asian="Times New Roman1" style:font-name-complex="Times New Roman1"/>
    </style:style>
    <style:style style:name="T60" style:family="text">
      <style:text-properties style:text-line-through-style="none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1" style:family="text">
      <style:text-properties style:text-line-through-style="none" fo:background-color="#ffcc00" style:font-name-asian="Times New Roman1" style:font-name-complex="Times New Roman1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67" style:family="text">
      <style:text-properties fo:background-color="#ff950e"/>
    </style:style>
    <style:style style:name="T68" style:family="text">
      <style:text-properties fo:background-color="#ffff00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fo:background-color="#99ff33"/>
    </style:style>
    <style:style style:name="T74" style:family="text">
      <style:text-properties style:text-line-through-style="solid"/>
    </style:style>
    <style:style style:name="T75" style:family="text">
      <style:text-properties style:font-name-asian="Times New Roman1" style:font-name-complex="Times New Roman1"/>
    </style:style>
    <style:style style:name="T76" style:family="text">
      <style:text-properties fo:background-color="transparent"/>
    </style:style>
    <style:style style:name="T77" style:family="text">
      <style:text-properties fo:background-color="#ffcc00"/>
    </style:style>
    <style:style style:name="T78" style:family="text">
      <style:text-properties fo:background-color="#ff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2">Problèmes connus :</text:span></text:p>
      <text:p text:style-name="P23">- Parfois un crash en chargeant la zone. Au moins 20 passes de reload pour chaque type de monstres et impossible de trouver ce qui plante (ce n'est pas les monstres).</text:p>
      <text:p text:style-name="P23"/>
      <text:p text:style-name="P10"/>
      <text:p text:style-name="P19">Trucs divers à rajouter :</text:p>
      <text:p text:style-name="P24">- Une animation pour tous les buffs de monstre qui font "aura". 10/11 trouvées.</text:p>
      <text:p text:style-name="P24">- Poche de normalité : un boss original.</text:p>
      <text:p text:style-name="P24">- Grande zone qui reste (PXD200) : qu'en faire d'original ?</text:p>
      <text:p text:style-name="P18"/>
      <text:p text:style-name="P10"/>
      <text:p text:style-name="P18"/>
      <text:p text:style-name="P18"><text:span text:style-name="T73"><text:tab/></text:span> = Fait, et officiellement fini</text:p>
      <text:p text:style-name="P18"><text:span text:style-name="T77"><text:tab/></text:span> = à faire / truc à trouver<text:tab/></text:p>
      <text:p text:style-name="P18"><text:span text:style-name="T78"><text:tab/></text:span> = problème à régler</text:p>
      <text:p text:style-name="P22"/>
      <text:p text:style-name="P18"><text:span text:style-name="T70">PXD108 </text:span><text:span text:style-name="T65">(La Décharge)</text:span></text:p>
      <text:p text:style-name="P14">Statistiques de la carte :</text:p>
      <text:p text:style-name="P17">Tous les contenants : nuage puant à l'ouverture.</text:p>
      <text:p text:style-name="P17">Placer des pièges à nuages puant</text:p>
      <text:p text:style-name="P18"><text:span text:style-name="T5">Monstres qui spawnent sur la carte :</text:span><text:span text:style-name="T64"><text:tab/><text:tab/></text:span></text:p>
      <text:p text:style-name="P20">Otyugh</text:p>
      <text:p text:style-name="P20">Gelée moutarde</text:p>
      <text:p text:style-name="P20">Ver charognard</text:p>
      <text:p text:style-name="P12">Ombre des roches</text:p>
      <text:p text:style-name="P12">Margouille<text:span text:style-name="T76"> (peut être prolifératrice)</text:span></text:p>
      <text:p text:style-name="P12">Ettin</text:p>
      <text:p text:style-name="P14">Conseil pour les joueurs :</text:p>
      <text:p text:style-name="P13">- La carte est grande et les monstres proliférateurs sont exponentiels : trouvez les avant d'être submergés.</text:p>
      <text:p text:style-name="P13">- Les otyughs rendent malades, les gelées moutardes ralentissent, les vers charognards paralysent et les ombres des roches rendent confus. Prévoyez des solutions/immunités contre tout ça.</text:p>
      <text:p text:style-name="P13">- Le boss dissipe et tue. Envoyez vos tanks avec de bons jds.</text:p>
      <text:p text:style-name="P14">Unique :</text:p>
      <text:p text:style-name="P12"><text:span text:style-name="T62">Boss</text:span> : Cachemisère le puant, Planétaire déchu</text:p>
      <text:p text:style-name="P12">- antédiluvien</text:p>
      <text:p text:style-name="P12">- nuage puant quand touché</text:p>
      <text:p text:style-name="P12">- arme de Planétaire vorpale, de dissipation et contaminante</text:p>
      <text:p text:style-name="P12"><text:span text:style-name="T62">Sous Boss 1</text:span> : Rex, Néo otyugh</text:p>
      <text:p text:style-name="P12">- ancien</text:p>
      <text:p text:style-name="P12">- enragé</text:p>
      <text:p text:style-name="P12">- super hâté</text:p>
      <text:p text:style-name="P12">- injectant une maladie mortelle (RP : 20% des otyughts) (1hp/2sec, durée 270) (3x dégâts &amp; durée de l'otyugh normal)</text:p>
      <text:p text:style-name="P11"><text:span text:style-name="T62">Sous Boss 2</text:span> : Roxxie la compagne de Rex, Néo o<text:span text:style-name="Q"><text:span text:style-name="T59">tyugh</text:span></text:span></text:p>
      <text:p text:style-name="P11"><text:span text:style-name="Q"><text:span text:style-name="T59">- ancienne</text:span></text:span></text:p>
      <text:p text:style-name="P11"><text:span text:style-name="Q"><text:span text:style-name="T59">- psychique</text:span></text:span></text:p>
      <text:p text:style-name="P11"><text:span text:style-name="Q"><text:span text:style-name="T59">- hâtée</text:span></text:span></text:p>
      <text:p text:style-name="P14">Objets à trouver :</text:p>
      <text:p text:style-name="P13"><text:span text:style-name="Q"><text:span text:style-name="T57">- Boss : Trésor de Cachemisère + Arme pourrie de Cachemisère</text:span></text:span></text:p>
      <text:p text:style-name="P13"><text:span text:style-name="Q"><text:span text:style-name="T57">- Sous Boss 1 : Collier de Rex</text:span></text:span></text:p>
      <text:p text:style-name="P25"><text:span text:style-name="Q"><text:span text:style-name="T55">- Sous Boss 2 : Rune de sortie</text:span></text:span></text:p>
      <text:p text:style-name="P7"><text:span text:style-name="Q"><text:span text:style-name="T20">- Dans un contenant : L'enclume</text:span></text:span></text:p>
      <text:p text:style-name="P13"><text:span text:style-name="Q"><text:span text:style-name="T61">- Cadavre dans la sous zone : pour l'instant armure de peau et bottes de furtivité :(</text:span></text:span></text:p>
      <text:p text:style-name="P7"><text:span text:style-name="Q"><text:span text:style-name="T21">- Dans les contenants : potions de santé et potions corrompus (pour le chaudron ^^)</text:span></text:span></text:p>
      <text:p text:style-name="P6"><text:span text:style-name="Q"><text:span text:style-name="T19"/></text:span></text:p>
      <text:p text:style-name="P40"><text:span text:style-name="Q"><text:span text:style-name="T13"/></text:span></text:p>
      <text:p text:style-name="P18"><text:span text:style-name="T4">PXD160</text:span><text:span text:style-name="T65">(La Nécropole)</text:span><text:span text:style-name="T1"> + PXD150</text:span></text:p>
      <text:p text:style-name="P32"><text:soft-page-break/>Notes de moddeur :</text:p>
      <text:p text:style-name="P47">Placer des objets chouettes en haut à droite et en haut à gauche sinon les joueurs n'auront jamais aucune raison d'y aller puisque le boss est à au milieu à droite.</text:p>
      <text:p text:style-name="P14">Statistiques de la carte :</text:p>
      <text:p text:style-name="P12">Tous les 3 rounds chaque allié jet de sauvegarde contre les sorts ou silence 3 rounds.</text:p>
      <text:p text:style-name="P14">Monstres qui spawnent sur la carte :<text:span text:style-name="T69"> (aucun "immortel")</text:span></text:p>
      <text:p text:style-name="P15"><text:span text:style-name="T73">Squelette archer</text:span></text:p>
      <text:p text:style-name="P16">Combattant squelette</text:p>
      <text:p text:style-name="P16">Goule </text:p>
      <text:p text:style-name="P16">Nécrophage</text:p>
      <text:p text:style-name="P15"><text:span text:style-name="T73">Vampire</text:span></text:p>
      <text:p text:style-name="P16">Spectre</text:p>
      <text:p text:style-name="P14">Conseil pour les joueurs :</text:p>
      <text:p text:style-name="P13">- La goule paralyse, les vampires, nécrophages et spectres drainent des niveaux. Le boss et ses minions pétrifient. Prévoyez des solutions/immunités contre ça.</text:p>
      <text:p text:style-name="P14">Unique :</text:p>
      <text:p text:style-name="P16"><text:span text:style-name="T62">Boss</text:span> : Ugloril la reine méduse, Méduse spectrale</text:p>
      <text:p text:style-name="P16">- Spectrale (immunité aux armes non-magiques et au froid (+draine un niveau en trouchant, voir plus bas))</text:p>
      <text:p text:style-name="P26">- Contrecoup de mêlée (portée courte) : serpents -&gt; poison mortel (jds contre mort) et un niveau drainé sans jds</text:p>
      <text:p text:style-name="P16">- Regard "psychique" pétrifiant <text:span text:style-name="T58">(jds contre pétrification) et un niveau drainé sans jds</text:span></text:p>
      <text:p text:style-name="P16"><text:span text:style-name="T62">Sous boss 1</text:span> : 4x Servantes d'Ugloril, Méduses spectrales</text:p>
      <text:p text:style-name="P16">- Spectrale (immunité aux armes non-magiques et au froid)</text:p>
      <text:p text:style-name="P26">- Contrecoup de mêlée (portée courte) : serpents -&gt; poison mortel (jds contre mort) et un niveau drainé sans jds</text:p>
      <text:p text:style-name="P16">- Regard pétrifiant <text:span text:style-name="T58">(jds contre pétrification) et un niveau drainé sans jds</text:span></text:p>
      <text:p text:style-name="P12"><text:span text:style-name="T62">Sous boss 2</text:span> : 5x Araignée-en-peine de garde, Araignées en peine</text:p>
      <text:p text:style-name="P12">- Aléatoire</text:p>
      <text:p text:style-name="P12">- En touchant draine 1 point de force (jds) <text:span text:style-name="T59">et un niveau sans jds</text:span></text:p>
      <text:p text:style-name="P6"><text:span text:style-name="Q"><text:span text:style-name="T12">Objets à trouver :</text:span></text:span></text:p>
      <text:p text:style-name="P7"><text:span text:style-name="Q"><text:span text:style-name="T9">Boss : Dague de la méduse + Rune de sortie</text:span></text:span></text:p>
      <text:p text:style-name="P6"><text:span text:style-name="Q"><text:span text:style-name="T9">Nombreux contenants : pleins de truc aléatoires</text:span></text:span></text:p>
      <text:p text:style-name="P6"><text:span text:style-name="Q"><text:span text:style-name="T9">Dans un tombeau piégé et fermé difficulté 100 : Baguette de téléportation (super aide trop cheatée pour la carte "le dédale"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Q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5DT3H55M35S</meta:editing-duration>
    <meta:editing-cycles>279</meta:editing-cycles>
    <meta:generator>OpenOffice/4.1.14$Win32 OpenOffice.org_project/4114m1$Build-9811</meta:generator>
    <dc:date>2025-10-19T18:18:30.53</dc:date>
    <meta:document-statistic meta:table-count="0" meta:image-count="0" meta:object-count="0" meta:page-count="2" meta:paragraph-count="75" meta:word-count="620" meta:character-count="3510"/>
    <meta:user-defined meta:name="Info 1"/>
    <meta:user-defined meta:name="Info 2"/>
    <meta:user-defined meta:name="Info 3"/>
    <meta:user-defined meta:name="Info 4"/>
  </office:meta>
</office:document-meta>
</file>